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ec9f6" officeooo:paragraph-rsid="001ec9f6"/>
    </style:style>
    <style:style style:name="P2" style:family="paragraph" style:parent-style-name="Preformatted_20_Text">
      <style:text-properties officeooo:rsid="002040f3" officeooo:paragraph-rsid="002040f3"/>
    </style:style>
    <style:style style:name="P3" style:family="paragraph" style:parent-style-name="Preformatted_20_Text">
      <style:text-properties officeooo:rsid="001ec9f6" officeooo:paragraph-rsid="001ec9f6"/>
    </style:style>
    <style:style style:name="P4" style:family="paragraph" style:parent-style-name="Preformatted_20_Text">
      <style:text-properties officeooo:rsid="0021255d" officeooo:paragraph-rsid="0021255d"/>
    </style:style>
    <style:style style:name="P5" style:family="paragraph" style:parent-style-name="Preformatted_20_Text">
      <style:text-properties officeooo:rsid="00212a23" officeooo:paragraph-rsid="00212a23"/>
    </style:style>
    <style:style style:name="P6" style:family="paragraph" style:parent-style-name="Preformatted_20_Text">
      <style:text-properties officeooo:rsid="00224a1c" officeooo:paragraph-rsid="00224a1c"/>
    </style:style>
    <style:style style:name="P7" style:family="paragraph" style:parent-style-name="Preformatted_20_Text">
      <style:text-properties officeooo:rsid="002319bf" officeooo:paragraph-rsid="002319bf"/>
    </style:style>
    <style:style style:name="P8" style:family="paragraph" style:parent-style-name="Preformatted_20_Text">
      <style:text-properties officeooo:rsid="002432ff" officeooo:paragraph-rsid="002432ff"/>
    </style:style>
    <style:style style:name="P9" style:family="paragraph" style:parent-style-name="Preformatted_20_Text">
      <style:text-properties officeooo:rsid="00244468" officeooo:paragraph-rsid="00244468"/>
    </style:style>
    <style:style style:name="P10" style:family="paragraph" style:parent-style-name="Preformatted_20_Text">
      <style:text-properties officeooo:rsid="0025611a" officeooo:paragraph-rsid="0025611a"/>
    </style:style>
    <style:style style:name="P11" style:family="paragraph" style:parent-style-name="Preformatted_20_Text">
      <style:text-properties officeooo:rsid="0026293a" officeooo:paragraph-rsid="0026293a"/>
    </style:style>
    <style:style style:name="P12" style:family="paragraph" style:parent-style-name="Preformatted_20_Text">
      <style:paragraph-properties fo:background-color="#ffff00">
        <style:background-image/>
      </style:paragraph-properties>
      <style:text-properties officeooo:rsid="0021255d" officeooo:paragraph-rsid="0021255d"/>
    </style:style>
    <style:style style:name="P13" style:family="paragraph" style:parent-style-name="Preformatted_20_Text">
      <style:paragraph-properties fo:background-color="#ffff00">
        <style:background-image/>
      </style:paragraph-properties>
      <style:text-properties officeooo:rsid="0026faaa" officeooo:paragraph-rsid="0026faaa"/>
    </style:style>
    <style:style style:name="T1" style:family="text">
      <style:text-properties fo:background-color="#3399ff" loext:char-shading-value="0"/>
    </style:style>
    <style:style style:name="T2" style:family="text">
      <style:text-properties officeooo:rsid="00276c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BooleanCommand</text:span>("SCAN TYPE=ONLY");</text:p>
      <text:p text:style-name="P2">boolean doBooleanCommand(String command) </text:p>
      <text:p text:style-name="P1">{</text:p>
      <text:p text:style-name="P2">synchronized (mLock) {</text:p>
      <text:p text:style-name="P2"><text:s text:c="12"/>int cmdId = getNewCmdIdLocked();</text:p>
      <text:p text:style-name="P2"><text:s text:c="12"/>String toLog = Integer.toString(cmdId) + ":" + mInterfacePrefix + command;</text:p>
      <text:p text:style-name="P2"><text:s text:c="12"/>boolean result = <text:span text:style-name="T1">doBooleanCommandNative</text:span>(mInterfacePrefix + command);</text:p>
      <text:p text:style-name="P2"><text:s text:c="12"/>localLog(toLog + " -&gt; " + result);</text:p>
      <text:p text:style-name="P2"><text:s text:c="12"/>if (DBG) Log.d(mTAG, command + ": returned " + result);</text:p>
      <text:p text:style-name="P2"><text:s text:c="12"/>return result;</text:p>
      <text:p text:style-name="P2"><text:s text:c="8"/>}</text:p>
      <text:p text:style-name="P1">}</text:p>
      <text:p text:style-name="P12">{ "<text:span text:style-name="T1">doBooleanCommandNative</text:span>", "(Ljava/lang/String;)Z", (void*)android_net_wifi_doBooleanCommand }</text:p>
      <text:p text:style-name="P4"/>
      <text:p text:style-name="P5">jboolean android_net_wifi_doBooleanCommand(JNIEnv* env, jobject, jstring javaCommand)</text:p>
      <text:p text:style-name="P4">{</text:p>
      <text:p text:style-name="P6"><text:s/>return <text:span text:style-name="T1">doBooleanCommand</text:span>(env, javaCommand);</text:p>
      <text:p text:style-name="P4">}</text:p>
      <text:p text:style-name="P7"><text:s/>jboolean <text:span text:style-name="T1">doBooleanCommand</text:span>(JNIEnv* env, jstring javaCommand) </text:p>
      <text:p text:style-name="P7">{</text:p>
      <text:p text:style-name="P8"><text:s/>if (!<text:span text:style-name="T1">doCommand</text:span>(env, javaCommand, reply, sizeof(reply))) {</text:p>
      <text:p text:style-name="P8"><text:s text:c="8"/>return JNI_FALSE;</text:p>
      <text:p text:style-name="P8"><text:s text:c="4"/>}</text:p>
      <text:p text:style-name="P8"><text:s text:c="4"/>return (strcmp(reply, "OK") == 0);</text:p>
      <text:p text:style-name="P7">}</text:p>
      <text:p text:style-name="P4"/>
      <text:p text:style-name="P9">bool <text:span text:style-name="T1">doCommand</text:span>(JNIEnv* env, jstring javaCommand,</text:p>
      <text:p text:style-name="P9"><text:s text:c="22"/>char* reply, size_t reply_len)</text:p>
      <text:p text:style-name="P9">{</text:p>
      <text:p text:style-name="P10">if (::<text:span text:style-name="T1">wifi_command</text:span>(command.c_str(), reply, &amp;reply_len) != 0) {</text:p>
      <text:p text:style-name="P10"><text:s text:c="8"/>return false;</text:p>
      <text:p text:style-name="P10"><text:s text:c="4"/>}</text:p>
      <text:p text:style-name="P9">}</text:p>
      <text:p text:style-name="P11">int <text:span text:style-name="T1">wifi_command</text:span>(const char *command, char *reply, size_t *reply_len)</text:p>
      <text:p text:style-name="P11">{</text:p>
      <text:p text:style-name="P11"><text:s text:c="4"/>return <text:span text:style-name="T1">wifi_send_command(</text:span>command, reply, reply_len);</text:p>
      <text:p text:style-name="P11">}</text:p>
      <text:p text:style-name="P11">int <text:span text:style-name="T1">wifi_send_command</text:span>(const char *cmd, char *reply, size_t *reply_len)</text:p>
      <text:p text:style-name="P11">{</text:p>
      <text:p text:style-name="P13">ret = <text:span text:style-name="T1">wpa_ctrl_request</text:span>(ctrl_conn, cmd, strlen(cmd), reply, reply_len, NULL);</text:p>
      <text:p text:style-name="P11">}</text:p>
      <text:p text:style-name="P11">。。。<text:span text:style-name="T2">dobolleanCommand發送命令給wap_supplicant完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3T10:56:26.438796406</dc:date>
    <meta:generator>LibreOffice/4.2.8.2$Linux_X86_64 LibreOffice_project/420m0$Build-2</meta:generator>
    <meta:editing-duration>PT7M44S</meta:editing-duration>
    <meta:editing-cycles>11</meta:editing-cycles>
    <meta:document-statistic meta:table-count="0" meta:image-count="0" meta:object-count="0" meta:page-count="1" meta:paragraph-count="40" meta:word-count="152" meta:character-count="1377" meta:non-whitespace-character-count="1137"/>
  </office:meta>
</office:document-meta>
</file>